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BufferBean.byte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yteBufferCodec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BufferCodec.deserialze( DefaultJSONParser parser , Type type , Object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yteBufferCodec.write( JSONSerializer serializer , Object object , Object fieldName , Type fieldType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